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e73" officeooo:paragraph-rsid="00076e73"/>
    </style:style>
    <style:style style:name="P2" style:family="paragraph" style:parent-style-name="Standard">
      <style:text-properties officeooo:rsid="00076e73" officeooo:paragraph-rsid="00076e73"/>
    </style:style>
    <style:style style:name="P3" style:family="paragraph" style:parent-style-name="Standard">
      <style:text-properties officeooo:rsid="00088487" officeooo:paragraph-rsid="00088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launch gazebo_ros empty_world.launch</text:p>
      <text:p text:style-name="P3">roslaunch baxter_gazebo baxter_world.launch</text:p>
      <text:p text:style-name="P1"/>
      <text:p text:style-name="P1">rosrun line_draw line_action_test </text:p>
      <text:p text:style-name="P1"/>
      <text:p text:style-name="P1">roslaunch arm7dof_model arm7dof_w_jnt_traj_ctl.launch </text:p>
      <text:p text:style-name="P3">roslaunch arm7dof_model baxter_w_jnt_traj_ctl.lau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31:58.034785212</meta:creation-date>
    <dc:date>2018-05-15T13:28:06.95003108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15" meta:character-count="222" meta:non-whitespace-character-count="210"/>
  </office:meta>
</office:document-meta>
</file>